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2">
          <table:table-cell office:value-type="float" office:value="945">
            <text:p>9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952">
            <text:p>95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16">
            <text:p>9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94">
            <text:p>8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910">
            <text:p>9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20.06.2016</text:date>, <text:time>09:5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4S</meta:editing-duration>
    <meta:editing-cycles>3</meta:editing-cycles>
    <meta:generator>OpenOffice/4.1.1$Win32 OpenOffice.org_project/411m6$Build-9775</meta:generator>
    <dc:date>2016-06-20T09:57:43.09</dc:date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